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per 58%" fo:font-size="16pt" style:font-size-asian="16pt" style:font-size-complex="16pt"/>
    </style:style>
    <style:style style:name="T3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0.15cm" svg:height="5.851cm" svg:x="2.35cm" svg:y="1.549cm">
          <text:p text:style-name="P1"><text:span text:style-name="T1">op_var_W_o</text:span></text:p>
          <text:p text:style-name="P1"><text:span text:style-name="T1"/></text:p>
          <text:p text:style-name="P1"><text:span text:style-name="T1">=[ [w</text:span><text:span text:style-name="T2">o</text:span><text:span text:style-name="T3">11</text:span><text:span text:style-name="T1">,w</text:span><text:span text:style-name="T2">o</text:span><text:span text:style-name="T3">12</text:span><text:span text:style-name="T1">,…,w</text:span><text:span text:style-name="T2">o</text:span><text:span text:style-name="T3">1M</text:span><text:span text:style-name="T1">] </text:span></text:p>
          <text:p text:style-name="P1"><text:span text:style-name="T1">・</text:span></text:p>
          <text:p text:style-name="P1"><text:span text:style-name="T1">・</text:span></text:p>
          <text:p text:style-name="P1"><text:span text:style-name="T1">[w</text:span><text:span text:style-name="T2">o</text:span><text:span text:style-name="T3">K1</text:span><text:span text:style-name="T1">,w</text:span><text:span text:style-name="T2">o</text:span><text:span text:style-name="T3">K2</text:span><text:span text:style-name="T1">,…,w</text:span><text:span text:style-name="T2">o</text:span><text:span text:style-name="T3">KM</text:span><text:span text:style-name="T1">] ]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6cm" svg:y1="4.4cm" svg:x2="16.3cm" svg:y2="4.4cm">
          <text:p/>
        </draw:line>
        <draw:custom-shape draw:style-name="gr1" draw:text-style-name="P2" draw:layer="layout" svg:width="10.15cm" svg:height="5.851cm" svg:x="2.55cm" svg:y="8.449cm">
          <text:p text:style-name="P1"><text:span text:style-name="T1">op_var_B_o</text:span></text:p>
          <text:p text:style-name="P1"><text:span text:style-name="T1"/></text:p>
          <text:p text:style-name="P1"><text:span text:style-name="T1">=[ [b</text:span><text:span text:style-name="T2">o</text:span><text:span text:style-name="T3">1</text:span><text:span text:style-name="T1">,b</text:span><text:span text:style-name="T2">o</text:span><text:span text:style-name="T3">2</text:span><text:span text:style-name="T1">,…,b</text:span><text:span text:style-name="T2">o</text:span><text:span text:style-name="T3">M</text:span><text:span text:style-name="T1">] ]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8cm" svg:y1="11.3cm" svg:x2="16.5cm" svg:y2="11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11-19T18:10:25</meta:creation-date>
    <dc:date>2017-12-12T17:13:59.974843902</dc:date>
    <meta:editing-duration>PT5M1S</meta:editing-duration>
    <meta:editing-cycles>13</meta:editing-cycles>
    <meta:generator>LibreOffice/5.1.6.2$Linux_X86_64 LibreOffice_project/10m0$Build-2</meta:generator>
    <meta:document-statistic meta:object-count="4"/>
  </office:meta>
</office:document-meta>
</file>